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ahoma, Tahoma" svg:font-family="Tahoma, Tahoma" style:font-family-generic="swiss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3">
      <text:list-level-style-number text:level="1" text:style-name="WW_CharLFO13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bullet text:level="1" text:style-name="WW_CharLFO15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Textbody" style:family="paragraph">
      <style:paragraph-properties fo:text-align="center"/>
      <style:text-properties style:font-name="Times New Roman"/>
    </style:style>
    <style:style style:name="P3" style:parent-style-name="Textbody" style:family="paragraph">
      <style:text-properties style:font-name="Times New Roman"/>
    </style:style>
    <style:style style:name="P4" style:parent-style-name="Textbody" style:family="paragraph">
      <style:text-properties style:font-name="Times New Roman"/>
    </style:style>
    <style:style style:name="P5" style:parent-style-name="Textbody" style:family="paragraph">
      <style:text-properties style:font-name="Times New Roman"/>
    </style:style>
    <style:style style:name="P6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P7" style:parent-style-name="Textbody" style:family="paragraph">
      <style:paragraph-properties fo:margin-left="0in">
        <style:tab-stops/>
      </style:paragraph-properties>
    </style:style>
    <style:style style:name="T8" style:parent-style-name="Fonteparág.padrão" style:family="text">
      <style:text-properties style:font-name="Times New Roman"/>
    </style:style>
    <style:style style:name="P9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P10" style:parent-style-name="Textbody" style:family="paragraph">
      <style:paragraph-properties fo:margin-left="0in">
        <style:tab-stops/>
      </style:paragraph-properties>
    </style:style>
    <style:style style:name="T11" style:parent-style-name="Fonteparág.padrão" style:family="text">
      <style:text-properties style:font-name="Times New Roman"/>
    </style:style>
    <style:style style:name="T12" style:parent-style-name="Fonteparág.padrão" style:family="text">
      <style:text-properties style:font-name="Times New Roman"/>
    </style:style>
    <style:style style:name="T13" style:parent-style-name="Fonteparág.padrão" style:family="text">
      <style:text-properties style:font-name="Times New Roman"/>
    </style:style>
    <style:style style:name="T14" style:parent-style-name="Fonteparág.padrão" style:family="text">
      <style:text-properties style:font-name="Times New Roman" fo:font-weight="bold" style:font-weight-asian="bold" style:font-weight-complex="bold"/>
    </style:style>
    <style:style style:name="T15" style:parent-style-name="Fonteparág.padrão" style:family="text">
      <style:text-properties style:font-name="Times New Roman"/>
    </style:style>
    <style:style style:name="T16" style:parent-style-name="Fonteparág.padrão" style:family="text">
      <style:text-properties style:font-name="Times New Roman" fo:font-weight="bold" style:font-weight-asian="bold" style:font-weight-complex="bold"/>
    </style:style>
    <style:style style:name="T17" style:parent-style-name="Fonteparág.padrão" style:family="text">
      <style:text-properties style:font-name="Times New Roman"/>
    </style:style>
    <style:style style:name="P18" style:parent-style-name="Textbody" style:family="paragraph">
      <style:paragraph-properties fo:text-align="justify" fo:margin-left="0in">
        <style:tab-stops/>
      </style:paragraph-properties>
      <style:text-properties style:font-name="Times New Roman"/>
    </style:style>
    <style:style style:name="P19" style:parent-style-name="Textbody" style:family="paragraph">
      <style:paragraph-properties fo:text-align="justify" fo:margin-left="0in">
        <style:tab-stops/>
      </style:paragraph-properties>
    </style:style>
    <style:style style:name="T20" style:parent-style-name="Fonteparág.padrão" style:family="text">
      <style:text-properties style:font-name="Times New Roman" fo:font-style="italic" style:font-style-asian="italic"/>
    </style:style>
    <style:style style:name="T21" style:parent-style-name="Fonteparág.padrão" style:family="text">
      <style:text-properties style:font-name="Times New Roman"/>
    </style:style>
    <style:style style:name="T22" style:parent-style-name="Fonteparág.padrão" style:family="text">
      <style:text-properties style:font-name="Times New Roman" fo:font-style="italic" style:font-style-asian="italic"/>
    </style:style>
    <style:style style:name="T23" style:parent-style-name="Fonteparág.padrão" style:family="text">
      <style:text-properties style:font-name="Times New Roman"/>
    </style:style>
    <style:style style:name="T24" style:parent-style-name="Fonteparág.padrão" style:family="text">
      <style:text-properties style:font-name="Times New Roman"/>
    </style:style>
    <style:style style:name="P25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P26" style:parent-style-name="Textbody" style:family="paragraph">
      <style:paragraph-properties fo:text-align="justify" fo:margin-left="0in">
        <style:tab-stops/>
      </style:paragraph-properties>
      <style:text-properties style:font-name="Times New Roman"/>
    </style:style>
    <style:style style:name="P27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P28" style:parent-style-name="Textbody" style:family="paragraph">
      <style:paragraph-properties fo:margin-left="0in">
        <style:tab-stops/>
      </style:paragraph-properties>
      <style:text-properties style:font-name="Times New Roman" style:font-name-asian="Verdana" style:font-name-complex="Verdana"/>
    </style:style>
    <style:style style:name="P29" style:parent-style-name="Textbody" style:family="paragraph">
      <style:paragraph-properties fo:margin-left="0in">
        <style:tab-stops/>
      </style:paragraph-properties>
      <style:text-properties style:font-name="Times New Roman" style:font-name-asian="Verdana" style:font-name-complex="Verdana"/>
    </style:style>
    <style:style style:name="P30" style:parent-style-name="Textbody" style:family="paragraph">
      <style:paragraph-properties fo:margin-left="0in">
        <style:tab-stops/>
      </style:paragraph-properties>
    </style:style>
    <style:style style:name="T31" style:parent-style-name="Fonteparág.padrão" style:family="text">
      <style:text-properties style:font-name="Times New Roman" style:font-name-asian="Verdana" style:font-name-complex="Verdana"/>
    </style:style>
    <style:style style:name="P32" style:parent-style-name="Textbody" style:family="paragraph">
      <style:paragraph-properties fo:margin-left="0in">
        <style:tab-stops/>
      </style:paragraph-properties>
      <style:text-properties style:font-name="Times New Roman" style:font-name-asian="Verdana" style:font-name-complex="Verdana"/>
    </style:style>
    <style:style style:name="P33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34" style:parent-style-name="Textbody" style:family="paragraph">
      <style:paragraph-properties fo:margin-left="0in">
        <style:tab-stops/>
      </style:paragraph-properties>
    </style:style>
    <style:style style:name="T35" style:parent-style-name="Fonteparág.padrão" style:family="text">
      <style:text-properties style:font-name="Times New Roman" style:font-name-asian="Verdana" style:font-name-complex="Verdana"/>
    </style:style>
    <style:style style:name="P36" style:parent-style-name="Textbody" style:family="paragraph">
      <style:paragraph-properties fo:margin-left="0in">
        <style:tab-stops/>
      </style:paragraph-properties>
    </style:style>
    <style:style style:name="T37" style:parent-style-name="Fonteparág.padrão" style:family="text">
      <style:text-properties style:font-name="Times New Roman" style:font-name-asian="Verdana" style:font-name-complex="Verdana" style:use-window-font-color="true"/>
    </style:style>
    <style:style style:name="T38" style:parent-style-name="Fonteparág.padrão" style:family="text">
      <style:text-properties style:font-name="Times New Roman" style:font-name-asian="Tahoma" style:font-name-complex="Tahoma"/>
    </style:style>
    <style:style style:name="P39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40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41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42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43" style:parent-style-name="Textbody" style:family="paragraph">
      <style:paragraph-properties fo:margin-left="0in">
        <style:tab-stops/>
      </style:paragraph-properties>
    </style:style>
    <style:style style:name="T44" style:parent-style-name="Fonteparág.padrão" style:family="text">
      <style:text-properties style:font-name="Times New Roman" style:font-name-asian="Tahoma" style:font-name-complex="Tahoma"/>
    </style:style>
    <style:style style:name="T45" style:parent-style-name="Fonteparág.padrão" style:family="text">
      <style:text-properties style:font-name-asian="Tahoma" style:letter-kerning="false"/>
    </style:style>
    <style:style style:name="T46" style:parent-style-name="Fonteparág.padrão" style:family="text">
      <style:text-properties style:font-name="Times New Roman" style:font-name-asian="Tahoma" style:font-name-complex="Times New Roman" style:letter-kerning="false"/>
    </style:style>
    <style:style style:name="T47" style:parent-style-name="Fonteparág.padrão" style:family="text">
      <style:text-properties style:font-name="Times New Roman" style:font-name-asian="Tahoma" style:font-name-complex="Times New Roman" style:letter-kerning="false"/>
    </style:style>
    <style:style style:name="T48" style:parent-style-name="Fonteparág.padrão" style:family="text">
      <style:text-properties style:font-name="Times New Roman" style:font-name-asian="Tahoma" style:font-name-complex="Times New Roman" style:letter-kerning="false"/>
    </style:style>
    <style:style style:name="P49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style:font-name-complex="Tahoma"/>
    </style:style>
    <style:style style:name="P50" style:parent-style-name="Textbody" style:family="paragraph">
      <style:paragraph-properties fo:margin-left="0in">
        <style:tab-stops/>
      </style:paragraph-properties>
    </style:style>
    <style:style style:name="T51" style:parent-style-name="DefaultParagraphFont" style:family="text">
      <style:text-properties style:font-name="Times New Roman" style:font-name-asian="Times New Roman" style:font-name-complex="Tahoma"/>
    </style:style>
    <style:style style:name="T52" style:parent-style-name="DefaultParagraphFont" style:family="text">
      <style:text-properties style:font-name="Times New Roman" style:font-name-asian="Times New Roman" style:font-name-complex="Tahoma"/>
    </style:style>
    <style:style style:name="T53" style:parent-style-name="DefaultParagraphFont" style:family="text">
      <style:text-properties style:font-name="Times New Roman" style:font-name-asian="Times New Roman" style:font-name-complex="Tahoma" fo:font-weight="bold" style:font-weight-asian="bold" style:font-weight-complex="bold"/>
    </style:style>
    <style:style style:name="T54" style:parent-style-name="DefaultParagraphFont" style:family="text">
      <style:text-properties style:font-name="Times New Roman" style:font-name-asian="Times New Roman" style:font-name-complex="Tahoma" fo:font-weight="bold" style:font-weight-asian="bold" style:font-weight-complex="bold"/>
    </style:style>
    <style:style style:name="T55" style:parent-style-name="DefaultParagraphFont" style:family="text">
      <style:text-properties style:font-name="Times New Roman" style:font-name-asian="Times New Roman" style:font-name-complex="Tahoma" fo:font-weight="bold" style:font-weight-asian="bold" style:font-weight-complex="bold"/>
    </style:style>
    <style:style style:name="P56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style:font-name-complex="Tahoma"/>
    </style:style>
    <style:style style:name="P57" style:parent-style-name="Textbody" style:family="paragraph">
      <style:paragraph-properties fo:margin-left="0in">
        <style:tab-stops/>
      </style:paragraph-properties>
    </style:style>
    <style:style style:name="T58" style:parent-style-name="Fonteparág.padrão" style:family="text">
      <style:text-properties style:font-name="Times New Roman" style:font-name-asian="Tahoma" style:font-name-complex="Tahoma"/>
    </style:style>
    <style:style style:name="T59" style:parent-style-name="Fonteparág.padrão" style:family="text">
      <style:text-properties style:font-name="Times New Roman" style:font-name-asian="Tahoma" style:font-name-complex="Tahoma"/>
    </style:style>
    <style:style style:name="T60" style:parent-style-name="Fonteparág.padrão" style:family="text">
      <style:text-properties style:font-name="Times New Roman" style:font-name-asian="Tahoma" style:font-name-complex="Tahoma" fo:font-style="italic" style:font-style-asian="italic" style:font-style-complex="italic"/>
    </style:style>
    <style:style style:name="T61" style:parent-style-name="Fonteparág.padrão" style:family="text">
      <style:text-properties style:font-name="Times New Roman" style:font-name-asian="Tahoma" style:font-name-complex="Tahoma"/>
    </style:style>
    <style:style style:name="P62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63" style:parent-style-name="Textbody" style:family="paragraph">
      <style:paragraph-properties fo:text-align="justify" fo:margin-left="0in">
        <style:tab-stops/>
      </style:paragraph-properties>
      <style:text-properties style:font-name="Times New Roman"/>
    </style:style>
    <style:style style:name="P64" style:parent-style-name="Textbody" style:family="paragraph">
      <style:paragraph-properties fo:text-align="justify" fo:margin-left="0in">
        <style:tab-stops/>
      </style:paragraph-properties>
    </style:style>
    <style:style style:name="T65" style:parent-style-name="Fonteparág.padrão" style:family="text">
      <style:text-properties style:font-name="Times New Roman" fo:font-style="italic" style:font-style-asian="italic"/>
    </style:style>
    <style:style style:name="T66" style:parent-style-name="Fonteparág.padrão" style:family="text">
      <style:text-properties style:font-name="Times New Roman"/>
    </style:style>
    <style:style style:name="T67" style:parent-style-name="Fonteparág.padrão" style:family="text">
      <style:text-properties style:font-name="Times New Roman" fo:font-style="italic" style:font-style-asian="italic"/>
    </style:style>
    <style:style style:name="T68" style:parent-style-name="Fonteparág.padrão" style:family="text">
      <style:text-properties style:font-name="Times New Roman"/>
    </style:style>
    <style:style style:name="P69" style:parent-style-name="Textbody" style:family="paragraph">
      <style:paragraph-properties fo:text-align="justify" fo:margin-left="0in">
        <style:tab-stops/>
      </style:paragraph-properties>
    </style:style>
    <style:style style:name="T70" style:parent-style-name="Fonteparág.padrão" style:family="text">
      <style:text-properties style:font-name="Times New Roman" fo:font-style="italic" style:font-style-asian="italic"/>
    </style:style>
    <style:style style:name="T71" style:parent-style-name="Fonteparág.padrão" style:family="text">
      <style:text-properties style:font-name="Times New Roman"/>
    </style:style>
    <style:style style:name="T72" style:parent-style-name="Fonteparág.padrão" style:family="text">
      <style:text-properties style:font-name="Times New Roman" fo:font-style="italic" style:font-style-asian="italic"/>
    </style:style>
    <style:style style:name="T73" style:parent-style-name="Fonteparág.padrão" style:family="text">
      <style:text-properties style:font-name="Times New Roman"/>
    </style:style>
    <style:style style:name="P74" style:parent-style-name="Textbody" style:family="paragraph">
      <style:paragraph-properties fo:margin-left="0in">
        <style:tab-stops/>
      </style:paragraph-properties>
    </style:style>
    <style:style style:name="T75" style:parent-style-name="Fonteparág.padrão" style:family="text">
      <style:text-properties style:font-name="Times New Roman"/>
    </style:style>
    <style:style style:name="T76" style:parent-style-name="Fonteparág.padrão" style:family="text">
      <style:text-properties style:font-name="Times New Roman" style:font-name-asian="Times New Roman"/>
    </style:style>
    <style:style style:name="P77" style:parent-style-name="Textbody" style:family="paragraph">
      <style:paragraph-properties fo:margin-left="0in">
        <style:tab-stops/>
      </style:paragraph-properties>
    </style:style>
    <style:style style:name="T78" style:parent-style-name="Fonteparág.padrão" style:family="text">
      <style:text-properties style:font-name="Times New Roman"/>
    </style:style>
    <style:style style:name="T79" style:parent-style-name="Fonteparág.padrão" style:family="text">
      <style:text-properties style:font-name="Times New Roman" style:font-name-asian="Times New Roman"/>
    </style:style>
    <style:style style:name="T80" style:parent-style-name="Fonteparág.padrão" style:family="text">
      <style:text-properties style:font-name="Times New Roman" style:font-name-asian="Times New Roman"/>
    </style:style>
    <style:style style:name="P81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P82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T83" style:parent-style-name="Fonteparág.padrão" style:family="text">
      <style:text-properties style:font-name="Times New Roman"/>
    </style:style>
    <style:style style:name="T84" style:parent-style-name="Fonteparág.padrão" style:family="text">
      <style:text-properties style:font-name="Times New Roman" fo:font-size="10pt" style:font-size-asian="10pt" style:font-size-complex="10pt"/>
    </style:style>
    <style:style style:name="T85" style:parent-style-name="Fonteparág.padrão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86" style:parent-style-name="Fonteparág.padrão" style:family="text">
      <style:text-properties style:font-name="Times New Roman" fo:font-size="10pt" style:font-size-asian="10pt" style:font-size-complex="10pt"/>
    </style:style>
    <style:style style:name="T87" style:parent-style-name="Fonteparág.padrão" style:family="text">
      <style:text-properties style:font-name="Times New Roman" fo:font-size="10pt" style:font-size-asian="10pt" style:font-size-complex="10pt"/>
    </style:style>
    <style:style style:name="T88" style:parent-style-name="Fonteparág.padrão" style:family="text">
      <style:text-properties style:font-name="Times New Roman" fo:font-size="10pt" style:font-size-asian="10pt" style:font-size-complex="10pt"/>
    </style:style>
    <style:style style:name="P89" style:parent-style-name="Standard" style:family="paragraph">
      <style:text-properties style:font-name="Times New Roman" style:use-window-font-color="true" fo:font-size="10pt" style:font-size-asian="10pt" style:font-size-complex="10pt"/>
    </style:style>
    <style:style style:name="T90" style:parent-style-name="Fonteparág.padrão" style:family="text">
      <style:text-properties style:font-name="Times New Roman" fo:font-size="10pt" style:font-size-asian="10pt" style:font-size-complex="10pt"/>
    </style:style>
    <style:style style:name="P91" style:parent-style-name="Textbody" style:family="paragraph">
      <style:paragraph-properties fo:text-align="justify" fo:margin-left="0.6979in">
        <style:tab-stops/>
      </style:paragraph-properties>
      <style:text-properties style:font-name="Times New Roman"/>
    </style:style>
    <style:style style:name="P92" style:parent-style-name="Textbody" style:family="paragraph">
      <style:paragraph-properties fo:text-align="justify" fo:margin-left="0.4916in" fo:text-indent="0.4916in">
        <style:tab-stops/>
      </style:paragraph-properties>
      <style:text-properties style:font-name="Times New Roman"/>
    </style:style>
    <style:style style:name="P93" style:parent-style-name="Standard" style:list-style-name="LFO14" style:family="paragraph">
      <style:paragraph-properties style:vertical-align="auto" fo:margin-left="0.7395in" fo:text-indent="0in">
        <style:tab-stops/>
      </style:paragraph-properties>
      <style:text-properties style:font-name="Times New Roman" fo:font-size="10pt" style:font-size-asian="10pt" style:font-size-complex="10pt"/>
    </style:style>
    <style:style style:name="P94" style:parent-style-name="Standard" style:family="paragraph">
      <style:paragraph-properties fo:margin-left="0.7395in">
        <style:tab-stops/>
      </style:paragraph-properties>
      <style:text-properties style:font-name="Times New Roman"/>
    </style:style>
    <style:style style:name="P95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96" style:parent-style-name="Fonteparág.padrão" style:family="text">
      <style:text-properties style:font-name="Times New Roman"/>
    </style:style>
    <style:style style:name="T97" style:parent-style-name="Fonteparág.padrão" style:family="text">
      <style:text-properties style:font-name="Times New Roman" fo:font-size="10pt" style:font-size-asian="10pt" style:font-size-complex="10pt"/>
    </style:style>
    <style:style style:name="T98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P99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100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101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102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103" style:parent-style-name="Standard" style:list-style-name="LFO15" style:family="paragraph">
      <style:paragraph-properties style:vertical-align="auto" fo:margin-left="0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04" style:parent-style-name="Standard" style:list-style-name="LFO15" style:family="paragraph">
      <style:paragraph-properties style:vertical-align="auto" fo:margin-left="0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T105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106" style:parent-style-name="Fonteparág.padrão" style:family="text">
      <style:text-properties style:font-name="Times New Roman" style:font-name-asian="Times New Roman" style:font-name-complex="Tahoma" fo:font-size="10pt" style:font-size-asian="10pt" style:font-size-complex="10pt"/>
    </style:style>
    <style:style style:name="P107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T108" style:parent-style-name="Fonteparág.padrão" style:family="text">
      <style:text-properties style:font-name="Times New Roman"/>
    </style:style>
    <style:style style:name="T109" style:parent-style-name="Fonteparág.padrão" style:family="text">
      <style:text-properties style:font-name="Times New Roman" fo:font-size="10pt" style:font-size-asian="10pt" style:font-size-complex="10pt"/>
    </style:style>
    <style:style style:name="P110" style:parent-style-name="Standard" style:family="paragraph">
      <style:text-properties style:font-name="Times New Roman" fo:font-size="10pt" style:font-size-asian="10pt" style:font-size-complex="10pt"/>
    </style:style>
    <style:style style:name="T111" style:parent-style-name="Fonteparág.padrão" style:family="text">
      <style:text-properties style:font-name="Times New Roman"/>
    </style:style>
    <style:style style:name="T112" style:parent-style-name="Fonteparág.padrão" style:family="text">
      <style:text-properties style:font-name="Times New Roman" fo:font-size="10pt" style:font-size-asian="10pt" style:font-size-complex="10pt"/>
    </style:style>
    <style:style style:name="P113" style:parent-style-name="Standard" style:family="paragraph">
      <style:text-properties style:font-name="Times New Roman" fo:font-size="10pt" style:font-size-asian="10pt" style:font-size-complex="10pt"/>
    </style:style>
    <style:style style:name="T114" style:parent-style-name="Fonteparág.padrão" style:family="text">
      <style:text-properties style:font-name="Times New Roman"/>
    </style:style>
    <style:style style:name="T115" style:parent-style-name="Fonteparág.padrão" style:family="text">
      <style:text-properties style:font-name="Times New Roman" fo:font-size="10pt" style:font-size-asian="10pt" style:font-size-complex="10pt"/>
    </style:style>
    <style:style style:name="T116" style:parent-style-name="Fonteparág.padrão" style:family="text">
      <style:text-properties style:font-name="Times New Roman" fo:font-size="10pt" style:font-size-asian="10pt" style:font-size-complex="10pt"/>
    </style:style>
    <style:style style:name="P117" style:parent-style-name="Standard" style:list-style-name="LFO13" style:family="paragraph">
      <style:paragraph-properties style:vertical-align="auto"/>
      <style:text-properties style:font-name="Times New Roman" fo:font-size="10pt" style:font-size-asian="10pt" style:font-size-complex="10pt"/>
    </style:style>
    <style:style style:name="P118" style:parent-style-name="Textbody" style:list-style-name="LFO13" style:family="paragraph">
      <style:paragraph-properties fo:text-align="justify" style:vertical-align="auto"/>
      <style:text-properties style:font-name="Times New Roman"/>
    </style:style>
    <style:style style:name="P119" style:parent-style-name="Textbody" style:list-style-name="LFO13" style:family="paragraph">
      <style:paragraph-properties fo:text-align="justify" style:vertical-align="auto"/>
    </style:style>
    <style:style style:name="T120" style:parent-style-name="Fonteparág.padrão" style:family="text">
      <style:text-properties style:font-name="Times New Roman" fo:font-style="italic" style:font-style-asian="italic"/>
    </style:style>
    <style:style style:name="T121" style:parent-style-name="Fonteparág.padrão" style:family="text">
      <style:text-properties style:font-name="Times New Roman"/>
    </style:style>
    <style:style style:name="T122" style:parent-style-name="Fonteparág.padrão" style:family="text">
      <style:text-properties style:font-name="Times New Roman" fo:font-style="italic" style:font-style-asian="italic"/>
    </style:style>
    <style:style style:name="T123" style:parent-style-name="Fonteparág.padrão" style:family="text">
      <style:text-properties style:font-name="Times New Roman"/>
    </style:style>
    <style:style style:name="T124" style:parent-style-name="Fonteparág.padrão" style:family="text">
      <style:text-properties style:font-name="Times New Roman" fo:font-size="10pt" style:font-size-asian="10pt" style:font-size-complex="10pt"/>
    </style:style>
    <style:style style:name="T125" style:parent-style-name="Fonteparág.padrão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26" style:parent-style-name="Fonteparág.padrão" style:family="text">
      <style:text-properties style:font-name="Times New Roman" fo:font-size="10pt" style:font-size-asian="10pt" style:font-size-complex="10pt"/>
    </style:style>
    <style:style style:name="T127" style:parent-style-name="Fonteparág.padrão" style:family="text">
      <style:text-properties style:font-name="Times New Roman" fo:font-size="10pt" style:font-size-asian="10pt" style:font-size-complex="10pt"/>
    </style:style>
    <style:style style:name="P128" style:parent-style-name="Standard" style:list-style-name="LFO16" style:family="paragraph">
      <style:paragraph-properties style:vertical-align="auto"/>
      <style:text-properties style:font-name="Times New Roman" fo:font-size="10pt" style:font-size-asian="10pt" style:font-size-complex="10pt"/>
    </style:style>
    <style:style style:name="P129" style:parent-style-name="Standard" style:list-style-name="LFO16" style:family="paragraph">
      <style:paragraph-properties style:vertical-align="auto"/>
      <style:text-properties style:font-name="Times New Roman" fo:font-size="10pt" style:font-size-asian="10pt" style:font-size-complex="10pt"/>
    </style:style>
    <style:style style:name="P130" style:parent-style-name="Standard" style:list-style-name="LFO16" style:family="paragraph">
      <style:paragraph-properties style:vertical-align="auto"/>
      <style:text-properties style:font-name="Times New Roman" fo:font-size="10pt" style:font-size-asian="10pt" style:font-size-complex="10pt"/>
    </style:style>
    <style:style style:name="P131" style:parent-style-name="Standard" style:list-style-name="LFO16" style:family="paragraph">
      <style:paragraph-properties style:vertical-align="auto"/>
      <style:text-properties style:font-name="Times New Roman" fo:font-size="10pt" style:font-size-asian="10pt" style:font-size-complex="10pt"/>
    </style:style>
    <style:style style:name="P132" style:parent-style-name="Standard" style:list-style-name="LFO16" style:family="paragraph">
      <style:paragraph-properties style:vertical-align="auto"/>
      <style:text-properties style:font-name="Times New Roman" fo:font-size="10pt" style:font-size-asian="10pt" style:font-size-complex="10pt"/>
    </style:style>
    <style:style style:name="P133" style:parent-style-name="Standard" style:list-style-name="LFO16" style:family="paragraph">
      <style:paragraph-properties style:vertical-align="auto"/>
      <style:text-properties style:font-name="Times New Roman" fo:font-size="10pt" style:font-size-asian="10pt" style:font-size-complex="10pt"/>
    </style:style>
    <style:style style:name="P134" style:parent-style-name="Standard" style:list-style-name="LFO16" style:family="paragraph">
      <style:paragraph-properties style:vertical-align="auto"/>
      <style:text-properties style:font-name="Times New Roman" fo:font-size="10pt" style:font-size-asian="10pt" style:font-size-complex="10pt"/>
    </style:style>
    <style:style style:name="P135" style:parent-style-name="Standard" style:family="paragraph">
      <style:text-properties style:font-name="Times New Roman"/>
    </style:style>
    <style:style style:name="P13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3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3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3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4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4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4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4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4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4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4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4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4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4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5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5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5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5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5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5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5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5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5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5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6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6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6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6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6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6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6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6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6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6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7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7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7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7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7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7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7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7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7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7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8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8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8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8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8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8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9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9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9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9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9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9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9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9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9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9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0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0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0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0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0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0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0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0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0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0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1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1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1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1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1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1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1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1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1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1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2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2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2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2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2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2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2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2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2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2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3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3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3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3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3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3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3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3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3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3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4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4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4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4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4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4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4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4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4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4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5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5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5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5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5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5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5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5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5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5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6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6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6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6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6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6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6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6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6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6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7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7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7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7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7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7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7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7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7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7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8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8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8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8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8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8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8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8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8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8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9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9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9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9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9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9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9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9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9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9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0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0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0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0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0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0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0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0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0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0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1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1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1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1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1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1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1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1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1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1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2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2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2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2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2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2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2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2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2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2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3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3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3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3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3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3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3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3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3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3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4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4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4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4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4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4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4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4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4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4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5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5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5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5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5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5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5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5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5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5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6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6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6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6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6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6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6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6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6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6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7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7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7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7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7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7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7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7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7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7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8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8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8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8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8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8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8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8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8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8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9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9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9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9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9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9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9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9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9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9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0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0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0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0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0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0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0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0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0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0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1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1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1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1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1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1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1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1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1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1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2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2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2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2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2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2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2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2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2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2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3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3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3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3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3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3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3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3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3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3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4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4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4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4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4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4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4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4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4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4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5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5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5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5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5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5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5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5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5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5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6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6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6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6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6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6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6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6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6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6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7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7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7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7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7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7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7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7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7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7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8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8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8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8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8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8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8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8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8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8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9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9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9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9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9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9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9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9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9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9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0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0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0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0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0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0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0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0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0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0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1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1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1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1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1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1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16" style:parent-style-name="Standard" style:family="paragraph">
      <style:paragraph-properties fo:text-align="justify"/>
    </style:style>
    <style:style style:name="T517" style:parent-style-name="Fonteparág.padrão" style:family="text">
      <style:text-properties style:font-name="Times New Roman" style:font-name-asian="Tahoma" style:font-name-complex="Times New Roman" fo:font-size="10pt" style:font-size-asian="10pt" style:font-size-complex="10pt"/>
    </style:style>
    <style:style style:name="P518" style:parent-style-name="Standard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</office:automatic-styles>
  <office:body>
    <office:text text:use-soft-page-breaks="true">
      <text:p text:style-name="P1">Memória Virtual<text:line-break/>Caso de Uso: Editar Bem Patrimonial</text:p>
      <text:p text:style-name="P2"/>
      <text:h text:style-name="Heading1" text:outline-level="1">1- Breve Descrição</text:h>
      <text:p text:style-name="P3">Este caso de uso permite a alteração de informações sobre um bem patrimonial no sistema e deve poder ser<text:s/>acessado também por meio da busca simples. Bens modificados devem ser alterados no banco de dados do sistema e à eles <text:s/>associados os usuários que fizeram a modificação.</text:p>
      <text:h text:style-name="Heading1" text:outline-level="1">2- Breve Descrição dos Atores</text:h>
      <text:h text:style-name="Heading2" text:outline-level="2">Catalogador – Cadastra, Edita e Exclui bens patrimoniais<text:s/>do sistema</text:h>
      <text:h text:style-name="Heading1" text:outline-level="1">3- Pré-condições</text:h>
      <text:p text:style-name="P4">O usuário estar logado no sistema</text:p>
      <text:p text:style-name="P5">O bem que sera editado não pode estar com o status congelado, caso esteja o sistema da um aviso<text:s/><text:s/>que o Bem esta congelado e o tempo restante para o congelamento expirar.</text:p>
      <text:h text:style-name="Heading1" text:outline-level="1">4- Fluxo Básico de eventos</text:h>
      <text:p text:style-name="P6"/>
      <text:p text:style-name="P7"><text:span text:style-name="T8">1. O caso de uso começa quando o catalogador seleciona a opção “Editar Bem Patrimonial” e o sistema exibe uma tela com os seguintes campos <text:s/>e opções:</text:span></text:p>
      <text:p text:style-name="P9"><text:s text:c="2"/>- campo para inserir “Título Principal do Bem Patrimonial” ou “Número de Registro” para buscar o Bem Patrimonial que se deseja editar.</text:p>
      <text:p text:style-name="P10"><text:span text:style-name="T11">Esse campo deve ser auto completável, ou seja, de acordo com a informação que está sendo inserida pelo usuário ele cria e exibe uma lis</text:span><text:span text:style-name="T12">ta, (abaixo do campo onde o nome está sendo inserido) com os possíveis nomes que estão sendo pesquisados . A lista apresentada deve estar em ordem alfabética com o número de registro ao lado. Assim, o usuário tem a opção de terminar de escrever o nome dese</text:span><text:span text:style-name="T13">jado ou o selecionar na lista que foi apresentada.<text:s/></text:span><text:span text:style-name="T14">OBS:<text:s/></text:span><text:span text:style-name="T15">apenas bens patrimoniais não revisados devem estar disponíveis para usuários com nível de<text:s/></text:span><text:span text:style-name="T16">catalogador</text:span><text:span text:style-name="T17"><text:s/>editar;</text:span></text:p>
      <text:p text:style-name="P18">- opção “Editar” para confirmar Título ou Número de Registro fornecido;</text:p>
      <text:p text:style-name="P19"><text:span text:style-name="T20">-<text:s/></text:span><text:span text:style-name="T21">opção</text:span><text:span text:style-name="T22"><text:s/></text:span><text:span text:style-name="T23">“Cancelar”</text:span><text:span text:style-name="T24"><text:s/>para sair da opção de edição de dados;</text:span></text:p>
      <text:p text:style-name="P25">2. O Catalogador digita o título principal do Bem Patrimonial a ser editado ou o escolhe na lista apresentada e seleciona a opção “Editar”. A lista deve exibir o Bem Patrimonial juntamente com o seu Número de Registro.</text:p>
      <text:p text:style-name="P26">3. O sistema dá continuidade ao processo de edição exibindo uma tela contendo os <text:s/>seguintes campos editáveis, com preenchimento não obrigatório, para alteração dos dados:</text:p>
      <text:p text:style-name="P27">Obs. Todos os campos aos quais a lista abaixo refere-se, aparecem preenchidos conforme informações atuais registradas no sistema e devem estar liberados para edição;</text:p>
      <text:p text:style-name="P28">- Informações Gerais do Bem Patrimonial</text:p>
      <text:p text:style-name="P29">- Autoria</text:p>
      <text:p text:style-name="P30"><text:span text:style-name="T31">- Produção</text:span></text:p>
      <text:p text:style-name="P32">- Descrição</text:p>
      <text:p text:style-name="P33">- Audiovisual</text:p>
      <text:p text:style-name="P34"><text:span text:style-name="T35">- Diagnóstico e Intervenção</text:span></text:p>
      <text:p text:style-name="P36"><text:span text:style-name="T37">-</text:span><text:span text:style-name="T38"><text:s/>Condições de disponibilidade, uso e proteção</text:span></text:p>
      <text:p text:style-name="P39">- Histórico da Procedência</text:p>
      <text:p text:style-name="P40">- Assunto e Descritores</text:p>
      <text:p text:style-name="P41">- Fonte de Informação</text:p>
      <text:p text:style-name="P42">- Responsável pela Pesquisa</text:p>
      <text:p text:style-name="P43"><text:span text:style-name="T44">- Relacionar com Bens Patrimoniais Existentes<text:s/></text:span><text:span text:style-name="T45">-<text:s/></text:span><text:span text:style-name="T46">só deve ser permitido relacionar um bem patrimonial com um ou</text:span><text:span text:style-name="T47">tro bem da mesma Instituição</text:span><text:span text:style-name="T48">, o bem não pode estar com status congelado.</text:span></text:p>
      <text:soft-page-break/>
      <text:p text:style-name="P49">- campo “Revisão” do tipo “checkbox”. Esse campo deve ser marcado caso o bem patrimoninal esteja revisado e disponível para visualização.</text:p>
      <text:p text:style-name="P50"><text:span text:style-name="T51">- lista não editável, para simples conferência, de todas revisões feitas nesse bem patrim</text:span><text:span text:style-name="T52">onial, mostrando revisor e data da revisão.<text:s/></text:span><text:span text:style-name="T53">OBS: esta lista deve possuir um mecanismo que permita o usuário clicar em alguma revisão para mostrar as anotações e comentários<text:s/></text:span><text:span text:style-name="T54">feitos</text:span><text:span text:style-name="T55"><text:s/>pelo revisor.</text:span></text:p>
      <text:p text:style-name="P56">- campo “Auto Save” do tipo “checkbox”. Esse campo deve ser marcado pelo próprio usuário caso ele queira que as informações digitadas seja salva automaticamente a cada 10 segundos.</text:p>
      <text:p text:style-name="P57"><text:span text:style-name="T58">Estes Campos devem ser do tipo checkbox, de forma que o usuário possa escolher quais informações deseja alterar. Ao selecionar um campo,<text:s/></text:span><text:span text:style-name="T59">o sistema deve mostrar todos os campos editáveis relacionados. Pode ser que haja um menu secundário dentro de um campo, devendo funcionar da mesma forma. A descrição dos Campos acima, juntamente com seu conteúdo estão listadas na<text:s/></text:span><text:span text:style-name="T60">Seção I</text:span><text:span text:style-name="T61"><text:s/>deste documento.</text:span></text:p>
      <text:p text:style-name="P62">A<text:s/>opção de Relacionar com Bens Patrimoniais Existentes deve ser do tipo “checkbox” e é tratada no Fluxo alternativo 3.</text:p>
      <text:p text:style-name="P63">- opção “Salvar” para confirmar a operação;</text:p>
      <text:p text:style-name="P64"><text:span text:style-name="T65">-<text:s/></text:span><text:span text:style-name="T66">opção</text:span><text:span text:style-name="T67"><text:s/></text:span><text:span text:style-name="T68">“Cancelar” para sair da opção de edição de dados;</text:span></text:p>
      <text:p text:style-name="P69"><text:span text:style-name="T70">-<text:s/></text:span><text:span text:style-name="T71">opção</text:span><text:span text:style-name="T72"><text:s/></text:span><text:span text:style-name="T73">“Voltar” para voltar a tela anterior de “Editar Bem Patrimonial”;</text:span></text:p>
      <text:p text:style-name="P74"><text:span text:style-name="T75">4. Após alterar todos<text:s/></text:span><text:span text:style-name="T76">os dados desejados, o usuário confirma a operação, selecionando a opção “Salvar”.</text:span></text:p>
      <text:p text:style-name="P77"><text:span text:style-name="T78">5. O Sistema valida a alteração e exibe mensagem<text:s/></text:span><text:span text:style-name="T79">“Bem Patrimonial modificado com suce</text:span><text:span text:style-name="T80">sso”, Associando o usuário que fez a modificação;</text:span></text:p>
      <text:p text:style-name="P81">6. O caso de uso termina.</text:p>
      <text:p text:style-name="P82"/>
      <text:h text:style-name="Heading1" text:outline-level="1">5- Fluxos Alternativos</text:h>
      <text:h text:style-name="Heading2" text:outline-level="2">Fluxo Alternativo 1</text:h>
      <text:p text:style-name="Standard"><text:span text:style-name="T83"><text:tab/></text:span><text:span text:style-name="T84">Se no<text:s/></text:span><text:span text:style-name="T85">Fluxo Básico</text:span><text:span text:style-name="T86"><text:s/>a qualquer momento o usuário selecionar a opção “Cancelar”</text:span></text:p>
      <text:p text:style-name="Standard"><text:span text:style-name="T87">O sistema retorna à página inicial e o caso de uso<text:s/></text:span><text:span text:style-name="T88">termina.</text:span></text:p>
      <text:p text:style-name="P89"/>
      <text:h text:style-name="Heading2" text:outline-level="2">Fluxo Alternativo 2</text:h>
      <text:p text:style-name="Standard"><text:span text:style-name="T90">Se no passo 4 do Fluxo Básico o catalogador clica em "Salvar” sem que os campos obrigatórios estejam preenchidos, então:</text:span></text:p>
      <text:p text:style-name="Standard"/>
      <text:p text:style-name="P91"><text:s/>1. <text:s/>O sistema exibe a mensagem:</text:p>
      <text:p text:style-name="P92">a. “O campo &lt;nome do campo&gt; não foi preenchido”;</text:p>
      <text:list text:style-name="LFO13">
        <text:list-item text:start-value="2">
          <text:p text:style-name="P93">O caso de uso retorna<text:s/>ao passo 3 do fluxo básico.</text:p>
        </text:list-item>
      </text:list>
      <text:p text:style-name="P94"/>
      <text:p text:style-name="P95">Fluxo Alternativo 3</text:p>
      <text:p text:style-name="Standard"><text:span text:style-name="T96"><text:tab/></text:span><text:span text:style-name="T97">Caso, no Fluxo Básico, o usuário selecione “<text:s/></text:span><text:span text:style-name="T98">Relacionar com Bem Patrimonial existente”</text:span></text:p>
      <text:p text:style-name="P99">1. o sistema exibe:</text:p>
      <text:p text:style-name="P100"><text:tab/><text:tab/>- campo título: <text:s/>Campo em ordem alfabética, auto-completável, com a lista de possíveis sugestões<text:s/>para o título que está sendo inserido.</text:p>
      <text:p text:style-name="P101"><text:tab/><text:tab/>- opção para relacionar o Bem Patrimonial com outros Bens: Esta opção pode ser selecionada quantas vezes for necessária, e, a cada vez, adicionando um novo campo título.</text:p>
      <text:p text:style-name="P102"><text:tab/><text:tab/>- opção para remover um Bem Patrimonial Relacionado: Essa opção deve aparecer somente se houver itens relacionados. A seleção dessa opção deve motrar uma lista dos bens patrimoniais relacionados e deve permitir a seleção de mais de um item.</text:p>
      <text:list text:style-name="LFO15" text:continue-numbering="true">
        <text:list-item>
          <text:list>
            <text:list-item>
              <text:list>
                <text:list-item>
                  <text:p text:style-name="P103">opção “Salvar” para salvar as alterações realizadas.</text:p>
                </text:list-item>
                <text:list-item>
                  <text:p text:style-name="P104">Opção<text:s/>“Cancelar” para cancelar.</text:p>
                </text:list-item>
              </text:list>
            </text:list-item>
          </text:list>
        </text:list-item>
      </text:list>
      <text:p text:style-name="Standard"><text:span text:style-name="T105">2.O</text:span><text:span text:style-name="T106"><text:s/>usuário confirma a operação, selecionando a opção “Salvar”.</text:span></text:p>
      <text:p text:style-name="P107">3.O sistema retorna ao passo 5 do Fluxo Básico</text:p>
      <text:h text:style-name="Heading1" text:outline-level="1">Fluxo Alternativo 4</text:h>
      <text:p text:style-name="Standard"><text:span text:style-name="T108"><text:tab/></text:span><text:span text:style-name="T109">Se no passo 1 do Fluxo Alternativo 3 o Usuário clica em cancelar:</text:span></text:p>
      <text:p text:style-name="P110"><text:tab/>1. O Sistema retorna ao passo<text:s/>4 do Fluxo Básico</text:p>
      <text:soft-page-break/>
      <text:h text:style-name="Heading1" text:outline-level="1">Fluxo Alternativo 5</text:h>
      <text:p text:style-name="Standard"><text:span text:style-name="T111"><text:tab/></text:span><text:span text:style-name="T112">Se no passo 5 do Fluxo Básico, a Instituição a qual o Bem Patrimonial pertence tem a opção “Revisão” marcada:</text:span></text:p>
      <text:p text:style-name="P113"><text:tab/>1. O Campo “Revisado” é desmarcado.</text:p>
      <text:h text:style-name="Heading1" text:outline-level="1">Fluxo Alternativo 6</text:h>
      <text:p text:style-name="Standard"><text:span text:style-name="T114"><text:tab/></text:span><text:span text:style-name="T115">Se no passo 2 do Fluxo Básico, o bem patrimonial<text:s/></text:span><text:span text:style-name="T116">digitado pelo usuário não for encontado:</text:span></text:p>
      <text:list text:style-name="LFO13" text:continue-numbering="true">
        <text:list-item>
          <text:list>
            <text:list-item>
              <text:p text:style-name="P117">O Sistema exibe mensagem “Bem Patrimonial não encontrado”.</text:p>
            </text:list-item>
          </text:list>
        </text:list-item>
        <text:list-item>
          <text:p text:style-name="P118">- opção “Editar” para confirmar Título ou Número de Registro fornecido;</text:p>
        </text:list-item>
        <text:list-item>
          <text:p text:style-name="P119"><text:span text:style-name="T120">-<text:s/></text:span><text:span text:style-name="T121">opção</text:span><text:span text:style-name="T122"><text:s/></text:span><text:span text:style-name="T123">“Cancelar” para sair da opção de edição de dados;</text:span></text:p>
        </text:list-item>
      </text:list>
      <text:h text:style-name="Heading1" text:outline-level="1">Fluxo Alternativo 7</text:h>
      <text:p text:style-name="Standard"><text:span text:style-name="T124">Se no<text:s/></text:span><text:span text:style-name="T125">Fluxo Básico 3</text:span><text:span text:style-name="T126"><text:s/>a qualquer momento o usuário selecionar a opção “Voltar”</text:span></text:p>
      <text:p text:style-name="Standard"><text:span text:style-name="T127">O sistema retorna à página inicial anterior de Edição de Bem Patrimonial.</text:span></text:p>
      <text:p text:style-name="Standard"/>
      <text:h text:style-name="Heading1" text:outline-level="1">6- Pós-condições</text:h>
      <text:list text:style-name="LFO16" text:continue-numbering="true">
        <text:list-item>
          <text:list>
            <text:list-item>
              <text:p text:style-name="P128">Fluxo Básico: Um Bem Patrimonial é alterado no banco de dados do sistema.</text:p>
            </text:list-item>
            <text:list-item>
              <text:p text:style-name="P129">Fluxo Alternativo<text:s/>1: Não há mudanças no banco de dados do sistema.</text:p>
            </text:list-item>
            <text:list-item>
              <text:p text:style-name="P130">Fluxo Alternativo 2: A alteração do bem patrimonial está pendente.</text:p>
            </text:list-item>
            <text:list-item>
              <text:p text:style-name="P131">Fluxo Alternativo 3: Um Bem Patrimonial é alterado no banco de dados do sistema.</text:p>
            </text:list-item>
            <text:list-item>
              <text:p text:style-name="P132">Fluxo Alternativo 4: Não há mudanças no banco de dados do sistema.</text:p>
            </text:list-item>
            <text:list-item>
              <text:p text:style-name="P133">Fluxo Alternativo 5: Não há mudanças no banco de dados do sistema.</text:p>
            </text:list-item>
            <text:list-item>
              <text:p text:style-name="P134">Fluxo Alternativo 6: Não há mudanças no banco de dados do sistema.</text:p>
            </text:list-item>
          </text:list>
        </text:list-item>
      </text:list>
      <text:h text:style-name="Heading1" text:outline-level="1">7- Seção I</text:h>
      <text:p text:style-name="P135"/>
      <text:p text:style-name="P136">Esta seção contém atributos componentes do Padrão de Descrição da Informação referente à estrutura da<text:s/>base de dados do Sistema Memória Virtual.</text:p>
      <text:p text:style-name="P137"/>
      <text:p text:style-name="P138">1. Informações Gerais do Bem Patrimonial</text:p>
      <text:p text:style-name="P139"/>
      <text:p text:style-name="P140">1.1<text:tab/>Disponibilização para acesso externo</text:p>
      <text:p text:style-name="P141"><text:tab/><text:tab/>Tipo checkbox – Sim – Não</text:p>
      <text:p text:style-name="P142"/>
      <text:p text:style-name="P143">1.2<text:tab/>Natureza do Bem Patrimonial</text:p>
      <text:p text:style-name="P144">Tipo checkbox – Imaterial – Material</text:p>
      <text:p text:style-name="P145"/>
      <text:p text:style-name="P146"><text:tab/><text:tab/>1.2.1 Natureza do Bem<text:s/>Imaterial</text:p>
      <text:p text:style-name="P147"/>
      <text:p text:style-name="P148"><text:tab/><text:tab/><text:s/>Celebrações, Práticas Sociais, Rituais e Atos Festivos</text:p>
      <text:p text:style-name="P149"><text:tab/><text:tab/>Conhecimentos e Práticas Relacionados ao Trabalho e à Natureza</text:p>
      <text:p text:style-name="P150"><text:tab/><text:tab/><text:s/>Técnicas Artesanais Tradicionais</text:p>
      <text:p text:style-name="P151"><text:tab/><text:tab/><text:s/>Tradições e Expressões orais</text:p>
      <text:p text:style-name="P152"><text:tab/></text:p>
      <text:p text:style-name="P153"><text:tab/>1.2.2 Natureza do Bem Material</text:p>
      <text:p text:style-name="P154"/>
      <text:p text:style-name="P155"><text:tab/>Arqueologico</text:p>
      <text:p text:style-name="P156"><text:tab/>Arquivístico</text:p>
      <text:p text:style-name="P157"><text:tab/>Audiovisual</text:p>
      <text:p text:style-name="P158"><text:tab/>Bibliográfico</text:p>
      <text:p text:style-name="P159"><text:tab/>Edificado</text:p>
      <text:p text:style-name="P160"><text:tab/>Móvel E Integrado</text:p>
      <text:p text:style-name="P161"><text:tab/>Paisagístico</text:p>
      <text:p text:style-name="P162"/>
      <text:p text:style-name="P163">1.3<text:tab/>Tipo do Bem Patrimonial</text:p>
      <text:p text:style-name="P164">Constituído por lista em ordem alfabética, com as opções listadas na Natureza do Bem Patrimonial.</text:p>
      <text:p text:style-name="P165"/>
      <text:p text:style-name="P166">1.4<text:tab/>Número de Registro</text:p>
      <text:p text:style-name="P167">O usuário entra com um<text:s/>número de registro para o Bem Patrimonial. O sistema deve verificar se esse número é único dentro da Instituição. Esse campo deve aceitar uma combinação de letras e números.</text:p>
      <text:p text:style-name="P168"/>
      <text:p text:style-name="P169">1.5<text:tab/>Título</text:p>
      <text:p text:style-name="P170">- Campo Editável para o título (A lista de títulos deve possuir,<text:s/>obrigatoriamente, ao menos um título principal)</text:p>
      <text:p text:style-name="P171">- Campo Título Principal (tipo texto)</text:p>
      <text:p text:style-name="P172">- Campo Títulos Adicionais:</text:p>
      <text:p text:style-name="P173">Opção para adicionar novo título:</text:p>
      <text:p text:style-name="P174"><text:tab/>Ao selecionar essa opção, o sistema deve repetir os mesmos campos ,<text:s/><text:tab/>para que seja cadastrado um novo título, pois pode ser mais de um.</text:p>
      <text:p text:style-name="P175"><text:tab/></text:p>
      <text:p text:style-name="P176">Lista - <text:s/>Tipo do título, <text:s/>em ordem alfabética <text:s/>com as seguintes opções:</text:p>
      <text:p text:style-name="P177">Principal</text:p>
      <text:p text:style-name="P178"><text:tab/><text:tab/><text:tab/>Equivalente</text:p>
      <text:p text:style-name="P179"><text:tab/><text:tab/><text:tab/>Atribuído</text:p>
      <text:p text:style-name="P180"><text:tab/><text:tab/><text:tab/>Sub-titulo</text:p>
      <text:p text:style-name="P181"><text:tab/><text:tab/><text:tab/>Titulo anterior</text:p>
      <text:p text:style-name="P182"><text:tab/><text:tab/><text:tab/>Titulo posterior</text:p>
      <text:p text:style-name="P183"><text:tab/><text:tab/><text:tab/>Titulo do suplemento</text:p>
      <text:p text:style-name="P184"><text:tab/><text:tab/><text:tab/>Titulo correlato</text:p>
      <text:p text:style-name="P185"/>
      <text:p text:style-name="P186">Campo Nome do Título (tipo texto, adicionado se a opção de adicionar novo título for selecionada)</text:p>
      <text:p text:style-name="P187"/>
      <text:p text:style-name="P188"><text:tab/><text:tab/></text:p>
      <text:p text:style-name="P189"><text:tab/>-Opção “Complemento”: Campo Editável do tipo CLOB;</text:p>
      <text:p text:style-name="P190"/>
      <text:p text:style-name="P191">1.6<text:tab/>Coleção, Fundo, Conjunto, Família/Espécie</text:p>
      <text:p text:style-name="P192">-Campo para o nome da coleção à que pertence o item, conforme organização da instituição.</text:p>
      <text:p text:style-name="P193"/>
      <text:p text:style-name="P194">1.7<text:tab/>Localização Física Específica</text:p>
      <text:p text:style-name="P195">-Campo Editável para localização física do bem patrimonial no acervo</text:p>
      <text:p text:style-name="P196"/>
      <text:p text:style-name="P197">1.8 <text:s/>Coordenadas Geográficas</text:p>
      <text:p text:style-name="P198">-Latitude</text:p>
      <text:p text:style-name="P199">No Formato XXº XX'<text:s/>XX”</text:p>
      <text:p text:style-name="P200">-Longitude</text:p>
      <text:p text:style-name="P201">No Formato XXº XX' XX”</text:p>
      <text:p text:style-name="P202"/>
      <text:p text:style-name="P203">2. Autoria</text:p>
      <text:p text:style-name="P204"/>
      <text:p text:style-name="P205"><text:tab/>Campo em ordem alfabética, auto-completável, com a lista de autores já cadastrados conforme caso de uso de Cadastro de Autoria e opção para cadastrar novo autor. Ao selecionar cadastrar novo autor, o usuário deve ser levado para o cadastro de autoria, porém, sem perder o cadastro do bem patrimonial.</text:p>
      <text:p text:style-name="P206"/>
      <text:p text:style-name="P207">-Tipo de Autoria</text:p>
      <text:p text:style-name="P208">Campo em ordem alfabética, com a lista a seguir:</text:p>
      <text:p text:style-name="P209"><text:tab/><text:tab/>(pode-se escolher uma ou mais opções)</text:p>
      <text:p text:style-name="P210"><text:tab/><text:tab/>Agência</text:p>
      <text:p text:style-name="P211"><text:tab/><text:tab/>Autor</text:p>
      <text:p text:style-name="P212"><text:tab/><text:tab/>Autor Institucional</text:p>
      <text:p text:style-name="P213"><text:tab/><text:tab/>Co-autor</text:p>
      <text:p text:style-name="P214"><text:tab/><text:tab/>Compilador</text:p>
      <text:p text:style-name="P215"><text:tab/><text:tab/>Coordenador</text:p>
      <text:p text:style-name="P216"><text:tab/><text:tab/>Diretor</text:p>
      <text:p text:style-name="P217"><text:tab/><text:tab/>Editor</text:p>
      <text:p text:style-name="P218"><text:tab/><text:tab/>Entidade produtora</text:p>
      <text:p text:style-name="P219"><text:tab/><text:tab/>Entrevistador</text:p>
      <text:p text:style-name="P220"><text:tab/><text:tab/>Estudio</text:p>
      <text:p text:style-name="P221"><text:tab/><text:tab/>Fabricante</text:p>
      <text:p text:style-name="P222"><text:tab/><text:tab/>Figurinista</text:p>
      <text:p text:style-name="P223"><text:tab/><text:tab/>Fotografo</text:p>
      <text:p text:style-name="P224"><text:tab/><text:tab/>Ilustrador</text:p>
      <text:p text:style-name="P225"><text:tab/><text:tab/>Palestrante</text:p>
      <text:p text:style-name="P226"><text:tab/><text:tab/>Prefaciador</text:p>
      <text:p text:style-name="P227"><text:tab/><text:tab/>Organizador</text:p>
      <text:soft-page-break/>
      <text:p text:style-name="P228"><text:tab/><text:tab/>Tradutor</text:p>
      <text:p text:style-name="P229"/>
      <text:p text:style-name="P230"/>
      <text:p text:style-name="P231">4. Produção</text:p>
      <text:p text:style-name="P232"/>
      <text:p text:style-name="P233"><text:tab/>Os itens abaixo devem ser do tipo campo<text:s/>editável, abrindo opção para escrita somente se selecionado.</text:p>
      <text:p text:style-name="P234"/>
      <text:p text:style-name="P235">Local<text:s/><text:tab/></text:p>
      <text:p text:style-name="P236">Ano</text:p>
      <text:p text:style-name="P237">Edição e/ou Reimpressão</text:p>
      <text:p text:style-name="P238">Outras Responsabilidades Campo do tipo CLOB</text:p>
      <text:p text:style-name="P239"/>
      <text:p text:style-name="P240">Descrição</text:p>
      <text:p text:style-name="P241"/>
      <text:p text:style-name="P242"><text:tab/>4.1<text:tab/>Características Físicas e Técnicas Executivas- Campo Editável do tipo CLOB</text:p>
      <text:p text:style-name="P243"><text:tab/><text:tab/>Dimensões e quantificações - Campo Editável do tipo CLOB</text:p>
      <text:p text:style-name="P244"/>
      <text:p text:style-name="P245"><text:tab/><text:tab/></text:p>
      <text:p text:style-name="P246"><text:tab/><text:tab/>4.1.1 Bens Arquitetonicos</text:p>
      <text:p text:style-name="P247"><text:tab/><text:tab/></text:p>
      <text:p text:style-name="P248"><text:tab/><text:tab/>Condição Topográfica</text:p>
      <text:p text:style-name="P249"><text:tab/><text:tab/><text:tab/>Lista em ordem alfabética com as opções abaixo</text:p>
      <text:p text:style-name="P250"><text:tab/><text:tab/><text:tab/>Acidentada Suave</text:p>
      <text:p text:style-name="P251"><text:tab/><text:tab/><text:tab/>Acidentada Médio</text:p>
      <text:p text:style-name="P252"><text:tab/><text:tab/><text:tab/>Acidentada Abrubta</text:p>
      <text:p text:style-name="P253"><text:tab/><text:tab/><text:tab/>Plano</text:p>
      <text:p text:style-name="P254"><text:tab/><text:tab/></text:p>
      <text:p text:style-name="P255"><text:tab/><text:tab/>Uso</text:p>
      <text:p text:style-name="P256"><text:tab/><text:tab/><text:tab/>Lista em ordem alfabética<text:s/>com as opções abaixo, e com campo editável para especificar, caso a opção seja ''Outras''.</text:p>
      <text:p text:style-name="P257"><text:tab/><text:tab/><text:tab/>Ferroviário</text:p>
      <text:p text:style-name="P258"><text:tab/><text:tab/><text:tab/>Habitacional</text:p>
      <text:p text:style-name="P259"><text:tab/><text:tab/><text:tab/>Produção</text:p>
      <text:p text:style-name="P260"><text:tab/><text:tab/><text:tab/>Religiosa</text:p>
      <text:p text:style-name="P261"><text:tab/><text:tab/><text:tab/>Outras</text:p>
      <text:p text:style-name="P262"/>
      <text:p text:style-name="P263"><text:tab/><text:tab/>Pavimentos</text:p>
      <text:p text:style-name="P264"><text:tab/><text:tab/><text:tab/>Nº de ambientes</text:p>
      <text:p text:style-name="P265"><text:tab/><text:tab/><text:tab/><text:tab/>Campo editável (O sistema deve aceitar apenas números)</text:p>
      <text:p text:style-name="P266"/>
      <text:p text:style-name="P267"><text:tab/><text:tab/><text:tab/>Nº<text:s/>de pavimentos</text:p>
      <text:p text:style-name="P268"><text:tab/><text:tab/><text:tab/><text:tab/>Campo editável (O sistema deve aceitar apenas números)</text:p>
      <text:p text:style-name="P269"/>
      <text:p text:style-name="P270"><text:tab/><text:tab/><text:tab/>Alcova</text:p>
      <text:p text:style-name="P271"><text:tab/><text:tab/><text:tab/><text:tab/>Tipo Checkbox<text:tab/>Sim - <text:s/>Não</text:p>
      <text:p text:style-name="P272"/>
      <text:p text:style-name="P273"><text:tab/><text:tab/><text:tab/>Porão</text:p>
      <text:p text:style-name="P274"><text:tab/><text:tab/><text:tab/><text:tab/>Tipo Checkbox<text:tab/>Sim - <text:s/>Não</text:p>
      <text:p text:style-name="P275"/>
      <text:p text:style-name="P276"><text:tab/><text:tab/><text:tab/>Sótão</text:p>
      <text:p text:style-name="P277"><text:tab/><text:tab/><text:tab/><text:tab/>Tipo Checkbox<text:tab/>Sim - <text:s/>Não</text:p>
      <text:p text:style-name="P278"/>
      <text:p text:style-name="P279"><text:tab/><text:tab/><text:tab/>Outros</text:p>
      <text:p text:style-name="P280"><text:tab/><text:tab/><text:tab/><text:tab/>Campo editável</text:p>
      <text:p text:style-name="P281"><text:tab/><text:tab/><text:tab/></text:p>
      <text:p text:style-name="P282"><text:tab/>4.1.2<text:s/><text:tab/>Bens Naturais</text:p>
      <text:p text:style-name="P283"/>
      <text:p text:style-name="P284"><text:tab/><text:tab/>Relevo</text:p>
      <text:p text:style-name="P285"><text:tab/><text:tab/>Lista em ordem alfabética com as opções abaixo</text:p>
      <text:p text:style-name="P286"><text:tab/><text:tab/><text:tab/>Acidentada Suave</text:p>
      <text:p text:style-name="P287"><text:tab/><text:tab/><text:tab/>Acidentada Médio</text:p>
      <text:p text:style-name="P288"><text:tab/><text:tab/><text:tab/>Acidentada Abrubta</text:p>
      <text:p text:style-name="P289"><text:tab/><text:tab/><text:tab/>Plano</text:p>
      <text:p text:style-name="P290"/>
      <text:p text:style-name="P291"><text:tab/><text:tab/>Características do Meio Antrópico</text:p>
      <text:p text:style-name="P292"><text:tab/><text:tab/><text:tab/><text:s/>Campo Editável do tipo CLOB</text:p>
      <text:p text:style-name="P293"><text:tab/><text:tab/>Características Ambientais</text:p>
      <text:p text:style-name="P294"><text:tab/><text:tab/><text:tab/>Campo Editável do tipo CLOB</text:p>
      <text:p text:style-name="P295"/>
      <text:p text:style-name="P296"><text:tab/>4.1.3<text:tab/>Bens Arqueológicos</text:p>
      <text:p text:style-name="P297"/>
      <text:p text:style-name="P298"><text:tab/><text:tab/>Condição Topográfica</text:p>
      <text:p text:style-name="P299"><text:tab/><text:tab/>Lista em ordem alfabética com as opções abaixo</text:p>
      <text:p text:style-name="P300"><text:tab/><text:tab/><text:tab/>Acidentada Suave</text:p>
      <text:p text:style-name="P301"><text:tab/><text:tab/><text:tab/>Acidentada Médio</text:p>
      <text:p text:style-name="P302"><text:tab/><text:tab/><text:tab/>Acidentada Abrubta</text:p>
      <text:p text:style-name="P303"><text:tab/><text:tab/><text:tab/>Plano</text:p>
      <text:p text:style-name="P304"/>
      <text:p text:style-name="P305"><text:tab/><text:tab/>Sítio da Paisagem</text:p>
      <text:p text:style-name="P306"><text:tab/><text:tab/><text:tab/>Campo editável</text:p>
      <text:p text:style-name="P307"/>
      <text:p text:style-name="P308"><text:tab/><text:tab/>Água Próxima</text:p>
      <text:p text:style-name="P309"><text:tab/><text:tab/><text:tab/>Campo editável</text:p>
      <text:p text:style-name="P310"/>
      <text:p text:style-name="P311"><text:tab/><text:tab/>Possui Vegetaçao</text:p>
      <text:p text:style-name="P312"><text:tab/><text:tab/><text:tab/>Campo editável</text:p>
      <text:p text:style-name="P313"/>
      <text:p text:style-name="P314"><text:tab/><text:tab/>Exposição</text:p>
      <text:p text:style-name="P315"><text:tab/><text:tab/>Lista em ordem alfabética com as opções abaixo</text:p>
      <text:p text:style-name="P316"><text:tab/><text:tab/><text:tab/>Céu Aberto</text:p>
      <text:p text:style-name="P317"><text:tab/><text:tab/><text:tab/>Abrigada</text:p>
      <text:p text:style-name="P318"><text:tab/><text:tab/><text:tab/>Submersa</text:p>
      <text:p text:style-name="P319"><text:tab/><text:tab/><text:tab/>Soterrada</text:p>
      <text:p text:style-name="P320"/>
      <text:p text:style-name="P321"><text:tab/><text:tab/>Uso Atual</text:p>
      <text:p text:style-name="P322"><text:tab/><text:tab/><text:tab/>Campo editável</text:p>
      <text:p text:style-name="P323"/>
      <text:p text:style-name="P324"><text:tab/><text:tab/>Outros</text:p>
      <text:p text:style-name="P325"><text:tab/><text:tab/><text:tab/>Campo Editável do tipo CLOB</text:p>
      <text:p text:style-name="P326"/>
      <text:p text:style-name="P327"/>
      <text:p text:style-name="P328"><text:tab/><text:tab/>Notas</text:p>
      <text:p text:style-name="P329"><text:tab/><text:tab/><text:tab/>Campo editável</text:p>
      <text:p text:style-name="P330"/>
      <text:p text:style-name="P331"><text:s text:c="4"/></text:p>
      <text:p text:style-name="P332"><text:s text:c="5"/>4.2 <text:s text:c="2"/>Dimensões e Quantificações</text:p>
      <text:p text:style-name="P333"><text:tab/>Campo editável</text:p>
      <text:p text:style-name="P334"/>
      <text:p text:style-name="P335"><text:s/>4.2.1 Medidas Gerais do Bem Arquitetônico</text:p>
      <text:p text:style-name="P336"><text:s/><text:tab/>Tipo campo editável, abrindo opção para escrita somente se selecionado.</text:p>
      <text:p text:style-name="P337"><text:tab/><text:tab/></text:p>
      <text:p text:style-name="P338"><text:tab/><text:tab/>Área Total</text:p>
      <text:p text:style-name="P339"><text:tab/><text:tab/>Altura fachada frontal</text:p>
      <text:p text:style-name="P340"><text:tab/><text:tab/>Altura fachada posterior</text:p>
      <text:p text:style-name="P341"><text:tab/><text:tab/>Largura</text:p>
      <text:p text:style-name="P342"><text:tab/><text:tab/>Profundidade</text:p>
      <text:p text:style-name="P343"><text:tab/><text:tab/>Altura da Cumeeira</text:p>
      <text:p text:style-name="P344"><text:tab/><text:tab/>Altura Total</text:p>
      <text:p text:style-name="P345"><text:tab/><text:tab/>Pé direito térreo</text:p>
      <text:p text:style-name="P346"><text:tab/><text:tab/>Pé direito tipo</text:p>
      <text:p text:style-name="P347"/>
      <text:p text:style-name="P348"><text:tab/><text:s/>4.2.2 Medidas Gerais do Bem Arqueológico</text:p>
      <text:p text:style-name="P349"><text:tab/><text:tab/>Tipo campo editável, abrindo opção para escrita somente se selecionado.</text:p>
      <text:p text:style-name="P350"><text:tab/><text:tab/></text:p>
      <text:p text:style-name="P351"><text:tab/><text:tab/>Área Total</text:p>
      <text:p text:style-name="P352"><text:tab/><text:tab/>Comprimento</text:p>
      <text:soft-page-break/>
      <text:p text:style-name="P353"><text:tab/><text:tab/>Altura</text:p>
      <text:p text:style-name="P354"><text:tab/><text:tab/>Largura</text:p>
      <text:p text:style-name="P355"><text:tab/><text:tab/>Profundidade</text:p>
      <text:p text:style-name="P356"/>
      <text:p text:style-name="P357"><text:s/><text:s text:c="3"/><text:tab/><text:s text:c="2"/>4.3 <text:s/>Conteúdo</text:p>
      <text:p text:style-name="P358"><text:tab/><text:tab/>Campo Editável do tipo CLOB</text:p>
      <text:p text:style-name="P359"/>
      <text:p text:style-name="P360"/>
      <text:p text:style-name="P361"><text:s text:c="6"/><text:tab/><text:s text:c="2"/>4.4 Meio de Acesso</text:p>
      <text:p text:style-name="P362"><text:tab/><text:tab/>Campo Editável do tipo CLOB</text:p>
      <text:p text:style-name="P363"><text:tab/>4.6 Notas</text:p>
      <text:p text:style-name="P364">Campo Editável do tipo CLOB</text:p>
      <text:p text:style-name="P365"/>
      <text:p text:style-name="P366"/>
      <text:p text:style-name="P367"><text:s/><text:tab/>5. AudioVisual</text:p>
      <text:p text:style-name="P368"/>
      <text:p text:style-name="P369"><text:tab/>Campo para buscar uma imagem ou um vídeo para fazer upload</text:p>
      <text:p text:style-name="P370"><text:tab/>Deve ter opção ''Adicionar<text:s/>nova imagem/vídeo'', no caso em que se queira adicionar mais de uma<text:s/><text:tab/>imagem.</text:p>
      <text:p text:style-name="P371"/>
      <text:p text:style-name="P372"/>
      <text:p text:style-name="P373">Título</text:p>
      <text:p text:style-name="P374"><text:tab/><text:tab/>Campo editável</text:p>
      <text:p text:style-name="P375"/>
      <text:p text:style-name="P376"/>
      <text:p text:style-name="P377">Descrição</text:p>
      <text:p text:style-name="P378"><text:tab/><text:tab/>Campo editável <text:s text:c="2"/></text:p>
      <text:p text:style-name="P379"/>
      <text:p text:style-name="P380"/>
      <text:p text:style-name="P381">6. Diagnóstico e Intervenção</text:p>
      <text:p text:style-name="P382"/>
      <text:p text:style-name="P383"><text:tab/><text:tab/>6.1 Estado de Conservação e Preservação</text:p>
      <text:p text:style-name="P384"><text:tab/><text:tab/><text:tab/><text:tab/>Campo Editável</text:p>
      <text:p text:style-name="P385"><text:tab/><text:tab/></text:p>
      <text:p text:style-name="P386"><text:tab/><text:tab/><text:tab/>Estado de Preservação</text:p>
      <text:p text:style-name="P387"><text:tab/><text:tab/><text:tab/><text:tab/>Lista em ordem alfabética com as opções abaixo</text:p>
      <text:p text:style-name="P388"><text:tab/><text:tab/><text:tab/><text:tab/>íntegro</text:p>
      <text:p text:style-name="P389"><text:tab/><text:tab/><text:tab/><text:tab/>pouco alterado</text:p>
      <text:p text:style-name="P390"><text:tab/><text:tab/><text:tab/><text:tab/>muito alterado</text:p>
      <text:p text:style-name="P391"><text:tab/><text:tab/><text:tab/><text:tab/>descaracterizado</text:p>
      <text:p text:style-name="P392"/>
      <text:p text:style-name="P393"><text:tab/><text:tab/><text:tab/>Estado de Conservação</text:p>
      <text:p text:style-name="P394"><text:tab/><text:tab/><text:tab/><text:tab/>Lista em ordem alfabética com as opções abaixo</text:p>
      <text:p text:style-name="P395"><text:tab/><text:tab/><text:tab/><text:tab/>bom</text:p>
      <text:p text:style-name="P396"><text:tab/><text:tab/><text:tab/><text:tab/>precário</text:p>
      <text:p text:style-name="P397"><text:tab/><text:tab/><text:tab/><text:tab/>em arruinamento</text:p>
      <text:p text:style-name="P398"><text:tab/><text:tab/><text:tab/><text:tab/>arruinado</text:p>
      <text:p text:style-name="P399"/>
      <text:p text:style-name="P400"><text:tab/><text:tab/>6.2 Notas Estado de Conservação</text:p>
      <text:p text:style-name="P401"><text:tab/><text:tab/><text:tab/><text:tab/>Campo Editável do tipo CLOB</text:p>
      <text:p text:style-name="P402"/>
      <text:p text:style-name="P403"/>
      <text:p text:style-name="P404"><text:tab/><text:tab/>6.3 Intervenção no bem</text:p>
      <text:p text:style-name="P405"><text:tab/><text:tab/><text:tab/>Tipo checkbox<text:tab/>Sim – Não</text:p>
      <text:p text:style-name="P406"><text:tab/><text:tab/><text:tab/>Somente se o usuário escolher sim, os campos abaixo devem ser liberados para edição</text:p>
      <text:p text:style-name="P407"/>
      <text:p text:style-name="P408"><text:tab/><text:tab/><text:tab/><text:tab/></text:p>
      <text:p text:style-name="P409"><text:s text:c="5"/><text:tab/>Data da intervenção</text:p>
      <text:p text:style-name="P410"><text:s/><text:tab/><text:tab/>Campo editável</text:p>
      <text:p text:style-name="P411"><text:s/><text:tab/></text:p>
      <text:p text:style-name="P412"><text:s/><text:tab/>Responsável pela Intervenção</text:p>
      <text:p text:style-name="P413"><text:s/><text:tab/><text:tab/>Campo editável</text:p>
      <text:p text:style-name="P414"/>
      <text:p text:style-name="P415"><text:tab/>Descrição</text:p>
      <text:soft-page-break/>
      <text:p text:style-name="P416"><text:tab/><text:tab/>Campo editável</text:p>
      <text:p text:style-name="P417"><text:tab/></text:p>
      <text:p text:style-name="P418"><text:tab/>Opção para adicionar outra intervenção, caso haja mais de uma.</text:p>
      <text:p text:style-name="P419"/>
      <text:p text:style-name="P420">7. Condições de disponibilidade, uso e proteção</text:p>
      <text:p text:style-name="P421"/>
      <text:p text:style-name="P422">Disponibilidade:</text:p>
      <text:p text:style-name="P423">Lista em ordem alfabética com as opções abaixo</text:p>
      <text:p text:style-name="P424"><text:tab/><text:tab/>Acervo (Estante, Reserva Técnica, etc);</text:p>
      <text:p text:style-name="P425"><text:tab/><text:tab/>Evento (Exposição, Feira, etc);</text:p>
      <text:p text:style-name="P426"><text:tab/><text:tab/>Exposição Permanente</text:p>
      <text:p text:style-name="P427"><text:tab/><text:tab/>Empréstimo</text:p>
      <text:p text:style-name="P428"><text:tab/><text:tab/>Restauro (Encadernação, Pequenos Consertos, etc).</text:p>
      <text:p text:style-name="P429"><text:tab/><text:tab/>Baixa do Patrimônio</text:p>
      <text:p text:style-name="P430"><text:tab/></text:p>
      <text:p text:style-name="P431"><text:tab/><text:s/>Se opção no campo Disponibilidade for ''Acervo'', liberar essa opção para preenchimento</text:p>
      <text:p text:style-name="P432"><text:tab/>Condições de Acesso:</text:p>
      <text:p text:style-name="P433"><text:tab/>Tipo Checkbox<text:tab/></text:p>
      <text:p text:style-name="P434"><text:tab/><text:tab/>Livre</text:p>
      <text:p text:style-name="P435"><text:tab/><text:s text:c="2"/><text:tab/>Sob Consulta</text:p>
      <text:p text:style-name="P436"/>
      <text:p text:style-name="P437">Se opção no campo Disponibilidade for diferente de “Acervo” e “Baixa do Patrimônio”, liberar essa opção<text:s/>para preenchimento</text:p>
      <text:p text:style-name="P438">Data de Retorno:</text:p>
      <text:p text:style-name="P439"><text:tab/>Campo editável</text:p>
      <text:p text:style-name="P440"><text:tab/></text:p>
      <text:p text:style-name="P441"><text:tab/>Condições de Reprodução:</text:p>
      <text:p text:style-name="P442"><text:tab/>Tipo Checkbox<text:tab/></text:p>
      <text:p text:style-name="P443"><text:tab/><text:tab/>Não</text:p>
      <text:p text:style-name="P444"><text:tab/><text:s text:c="2"/><text:tab/>Sob Consulta</text:p>
      <text:p text:style-name="P445"><text:tab/></text:p>
      <text:p text:style-name="P446"><text:tab/>Notas sobre Uso e Aproveitamento</text:p>
      <text:p text:style-name="P447"><text:tab/><text:tab/>Campo Editável do tipo CLOB</text:p>
      <text:p text:style-name="P448"/>
      <text:p text:style-name="P449"/>
      <text:p text:style-name="P450"><text:tab/>Proteção:</text:p>
      <text:p text:style-name="P451"><text:tab/>Tipo Checkbox<text:tab/></text:p>
      <text:p text:style-name="P452"><text:tab/><text:tab/>Sim</text:p>
      <text:p text:style-name="P453"><text:tab/><text:tab/>Não</text:p>
      <text:p text:style-name="P454"><text:tab/><text:s text:c="2"/><text:tab/>Em Processo</text:p>
      <text:p text:style-name="P455"/>
      <text:p text:style-name="P456"><text:tab/><text:tab/>Caso a opção seja ''Não'', não mostrar os campos abaixo</text:p>
      <text:p text:style-name="P457"><text:tab/><text:tab/>Instituição:</text:p>
      <text:p text:style-name="P458"><text:tab/><text:tab/><text:tab/>Campo Editável</text:p>
      <text:p text:style-name="P459"><text:tab/></text:p>
      <text:p text:style-name="P460"><text:tab/><text:tab/>Legislação/Número do Processo:</text:p>
      <text:p text:style-name="P461"><text:tab/><text:tab/><text:tab/>Campo Editável</text:p>
      <text:p text:style-name="P462"/>
      <text:p text:style-name="P463"/>
      <text:p text:style-name="P464">8. Histórico e Procedência</text:p>
      <text:p text:style-name="P465"/>
      <text:p text:style-name="P466">Tipo de Aquisição:</text:p>
      <text:p text:style-name="P467">Lista em ordem alfabética com as opções abaixo</text:p>
      <text:p text:style-name="P468">Compra</text:p>
      <text:p text:style-name="P469"><text:tab/><text:tab/>Permuta</text:p>
      <text:p text:style-name="P470"><text:tab/><text:tab/>Doação Institucional</text:p>
      <text:p text:style-name="P471"><text:tab/><text:tab/>Doação Pessoal</text:p>
      <text:p text:style-name="P472"><text:tab/><text:tab/>Comodato</text:p>
      <text:p text:style-name="P473"/>
      <text:p text:style-name="P474"/>
      <text:p text:style-name="P475">Valor Venal da Época da Transação:</text:p>
      <text:p text:style-name="P476"><text:s/><text:tab/>Campo editável</text:p>
      <text:p text:style-name="P477"/>
      <text:soft-page-break/>
      <text:p text:style-name="P478">Dados do Documento de Aquisição:</text:p>
      <text:p text:style-name="P479"><text:tab/>Campo Editável do tipo CLOB</text:p>
      <text:p text:style-name="P480"/>
      <text:p text:style-name="P481">Primeiro Proprietário</text:p>
      <text:p text:style-name="P482"><text:tab/>Campo editável</text:p>
      <text:p text:style-name="P483"/>
      <text:p text:style-name="P484">Histórico</text:p>
      <text:p text:style-name="P485"><text:tab/><text:s/>Campo Editável do tipo CLOB</text:p>
      <text:p text:style-name="P486"/>
      <text:p text:style-name="P487">Instrimentos de Pesquisa</text:p>
      <text:p text:style-name="P488"><text:tab/>Campo Editável do tipo CLOB</text:p>
      <text:p text:style-name="P489"/>
      <text:p text:style-name="P490"/>
      <text:p text:style-name="P491"/>
      <text:p text:style-name="P492">9. Assuntos e Descritores</text:p>
      <text:p text:style-name="P493"/>
      <text:p text:style-name="P494">9.1<text:tab/>Descritor</text:p>
      <text:p text:style-name="P495">Campo editável com a seguinte Descrição antes de ser preenchido</text:p>
      <text:p text:style-name="P496"><text:s/>Descrição: ''<text:s/>Termos controlados, retirados de um vocabulário pré-definido, que traduzem o conteúdo temático do bem patrimonial. Limite de 5 palavras chave''</text:p>
      <text:p text:style-name="P497"/>
      <text:p text:style-name="P498">Limitar até cinco palavra chave para cada bem patrimonial.</text:p>
      <text:p text:style-name="P499"/>
      <text:p text:style-name="P500">9.2<text:tab/>Assunto</text:p>
      <text:p text:style-name="P501">Campo editável com a seguinte Descrição antes de ser preenchido</text:p>
      <text:p text:style-name="P502">Descrição: palavras-chave que traduzem o conteúdo temático do bem patrimonial</text:p>
      <text:p text:style-name="P503"/>
      <text:p text:style-name="P504"/>
      <text:p text:style-name="P505">10. Fonte de Informação</text:p>
      <text:p text:style-name="P506"/>
      <text:p text:style-name="P507"><text:tab/><text:tab/>Campo Editável do tipo CLOB e com opção de abrir novos campos para mais de uma fonte.</text:p>
      <text:p text:style-name="P508"/>
      <text:p text:style-name="P509">11. Responsável pela Pesquisa</text:p>
      <text:p text:style-name="P510"/>
      <text:p text:style-name="P511"><text:tab/>Campo Editável do tipo CLOB, com opção de adiconar mais de um responsável pela pesquisa</text:p>
      <text:p text:style-name="P512"/>
      <text:p text:style-name="P513">12.1<text:tab/>Nome</text:p>
      <text:p text:style-name="P514">12.2<text:tab/>Data</text:p>
      <text:p text:style-name="P515">12.3<text:tab/>Notas do Pesquisador</text:p>
      <text:p text:style-name="P516"><text:span text:style-name="T517"><text:tab/></text:span></text:p>
      <text:p text:style-name="P5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ahoma, Tahoma" svg:font-family="Tahoma, Tahoma" style:font-family-generic="swiss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0833in" fo:margin-bottom="0.0416in" style:line-height-at-least="0.1666in"/>
      <style:text-properties style:font-name="Arial" fo:font-weight="bold" style:font-weight-asian="bold" style:font-size-complex="10pt" fo:hyphenate="false"/>
    </style:style>
    <style:style style:name="Heading2" style:display-name="Heading 2" style:family="paragraph" style:parent-style-name="Heading1" style:next-style-name="Standard" style:default-outline-level="2">
      <style:paragraph-properties fo:keep-with-next="auto" fo:margin-top="0in" fo:margin-bottom="0in"/>
      <style:text-properties fo:font-size="10pt" style:font-size-asian="10pt" fo:hyphenate="false"/>
    </style:style>
    <style:style style:name="Heading3" style:display-name="Heading 3" style:family="paragraph" style:parent-style-name="Heading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style:text-autospace="none"/>
      <style:text-properties style:font-name="Tahoma, Tahoma" style:font-name-asian="Tahoma, Tahoma" style:font-name-complex="Tahoma, Tahoma" fo:color="#000000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nteparág.padrão" style:display-name="Fonte parág. padrão" style:family="text"/>
    <style:style style:name="PageNumber" style:display-name="Page Number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NumberingSymbols" style:display-name="Numbering Symbols" style:family="text">
      <style:text-properties fo:font-size="10pt" style:font-size-asian="10pt" style:font-size-complex="10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" style:display-name="WW8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4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3LVL1" style:family="text">
      <style:text-properties fo:font-size="10pt" style:font-size-asian="10pt" style:font-size-complex="10pt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3">
      <text:list-level-style-number text:level="1" text:style-name="WW_CharLFO13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bullet text:level="1" text:style-name="WW_CharLFO15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dc:creator>Diego Meyer</dc:creator>
    <meta:creation-date>2010-06-10T16:16:00Z</meta:creation-date>
    <dc:date>2015-08-19T01:36:00Z</dc:date>
    <meta:template xlink:href="Normal" xlink:type="simple"/>
    <meta:editing-cycles>107</meta:editing-cycles>
    <meta:editing-duration>PT29820S</meta:editing-duration>
    <meta:document-statistic meta:page-count="9" meta:paragraph-count="30" meta:word-count="2387" meta:character-count="15250" meta:row-count="107" meta:non-whitespace-character-count="12893"/>
  </office:meta>
</office:document-meta>
</file>